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adornments="Normal" style:font-family-generic="roman" style:font-pitch="variable"/>
    <style:font-face style:name="Times New Roman" svg:font-family="'Times New Roman'" style:font-family-generic="roman" style:font-pitch="variable"/>
    <style:font-face style:name="Calibri" svg:font-family="Calibri"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ubtitle">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rotection et exploitation des logiciels</text:p>
      <text:p text:style-name="P2"><text:span text:style-name="T2">Problématique </text:span>: <text:span text:style-name="T1">En quoi la protection et l'exploitation des logiciels est-elle importante pour les entreprises ?</text:span></text:p>
      <text:p text:style-name="Standard"/>
      <text:h text:style-name="Heading_20_1" text:outline-level="1">I. La protection des logiciels</text:h>
      <text:h text:style-name="Heading_20_2" text:outline-level="2">A) Quels critères pour pouvoir protéger un logiciel ?</text:h>
      <text:p text:style-name="Text_20_body">Un logiciel, au sens du droit d'auteur, est considéré comme une <text:span text:style-name="T2">œuvre de l'esprit</text:span>.</text:p>
      <text:p text:style-name="Quotations">« L’œuvre de l'esprit est la création qui peut faire l'objet d'une protection par le droit d'auteur, sous certaines conditions. »</text:p>
      <text:p text:style-name="Text_20_body">Seuls les logiciels considérés comme « <text:span text:style-name="T3">perceptibles par les sens</text:span> » (les logiciels que l'on peut voir, qui ont donc une interface homme-machine) peuvent être protégés par les droits d'auteur. Ce qui implique qu'au contraire, les logiciels non « <text:span text:style-name="T3">perceptibles par les sens</text:span> » (l'algorithme pour la prise d'une décision d'un robot par exemple, que l'utilisateur ne peut pas percevoir), ne peuvent bénéficier d'une protection</text:p>
      <text:p text:style-name="Text_20_body">La complexité de la partie « visible » du logiciel ne rentre pas en compte pour autoriser la protection ou non d'un logiciel.</text:p>
      <text:p text:style-name="Quotations">« Si, à l’évidence, leur lecture n’est pas à la portée de tous et requiert une technicité certaine, cette seule particularité n’est pas de nature à les exclure de la catégorie des œuvres de l’esprit, pas plus que n’en sont exclues, par exemple, les compositions musicales qui sont, elles aussi, exprimées en un langage codé et complexe dont la compréhension immédiate suppose une éducation spécialisée »</text:p>
      <text:h text:style-name="Heading_20_2" text:outline-level="2">B) Dans quels cas la protection d'un logiciel est-elle nécessaire ?</text:h>
      <text:p text:style-name="Text_20_body"/>
      <text:h text:style-name="P1" text:outline-level="1">II. L'exploitation des logiciels</text:h>
      <text:h text:style-name="Heading_20_2" text:outline-level="2">A) L'importance d'une licence</text:h>
      <text:p text:style-name="Text_20_body">Un logiciel peut être distribué et exploité de différentes façons : cela dépend de la licence. Une licence est importante pour définir les limites d'utilisation non inhérentes à la technologie d'un logiciel.</text:p>
      <text:p text:style-name="Text_20_body">Une licence peut donc garantir à l'auteur du logiciel une source de revenus.</text:p>
      <text:p text:style-name="Text_20_body">Elle est aussi un moyen de définir le(s) propriétaire(s) du logiciel, ce qui est nécessaire pour que le logiciel puisse bénéficier d'une protection par des droits d'auteur.</text:p>
      <text:p text:style-name="Text_20_body"/>
      <text:h text:style-name="Heading_20_2" text:outline-level="2">B) Les différentes licences</text:h>
      <text:h text:style-name="Heading_20_3" text:outline-level="3">1) Le logiciel libre</text:h>
      <text:p text:style-name="Text_20_body">On désigne comme « libre » un logiciel disponible sous forme de code source.</text:p>
      <text:p text:style-name="Text_20_body">Le licence utilisée le plus couramment pour un logiciel libre est la licence <text:span text:style-name="T3">GNU GPL</text:span> (General Public Licence). Cependant ce n'est pas une obligation : d'autres licences peuvent avoir été créées spécifiquement et sont parfois dérivées de GNU GPL.</text:p>
      <text:p text:style-name="Text_20_body">Ainsi, l'idée principale de GNU GPL met en œuvre la notion de copyleft : c'est de donner à quiconque la permission d'exécuter le programme, de le copier, de le modifier, et d'en distribuer des versions modifiées – mais pas la permission d'ajouter des restrictions de son cru.</text:p>
      <text:p text:style-name="Text_20_body"/>
      <text:p text:style-name="Text_20_body">Les logiciels libres sont le plus souvent distribués gratuitement, mais peuvent tout-à-fait être commercialisés. La notion de logiciel libre n'est donc pas à opposer à celle de logiciel commercial, contrairement au logiciel gratuit.</text:p>
      <text:h text:style-name="Heading_20_3" text:outline-level="3">2) Le logiciel gratuit / freeware / gratuiciel</text:h>
      <text:p text:style-name="Text_20_body">Comme son nom l'indique, un logiciel gratuit ne peut pas être commercialisé : sa distribution est gratuite. En revanche, son utilisation n'est pas forcément libre.</text:p>
      <text:h text:style-name="Heading_20_3" text:outline-level="3">3) Le logiciel dans le domaine public</text:h>
      <text:p text:style-name="Text_20_body">Ce type de logiciel est moins courant. L'auteur abandonne tous ses droits d'auteur sur le logiciel, aucune licence ne peut donc y être appliquée (il n' a pas de propriétaire pour appliquer de restrictions). Il rentrent dans la catégorie de logiciel libre lorsque leur code source est dispon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adornments="Normal" style:font-family-generic="roman" style:font-pitch="variable"/>
    <style:font-face style:name="Times New Roman" svg:font-family="'Times New Roman'" style:font-family-generic="roman" style:font-pitch="variable"/>
    <style:font-face style:name="Calibri" svg:font-family="Calibri"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Calibri" fo:font-size="22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text-align="center" style:justify-single-word="false" fo:text-indent="-0.76cm" style:auto-text-indent="false" style:page-number="auto" fo:background-color="transparent" fo:padding="0.15cm" fo:border-left="none" fo:border-right="none" fo:border-top="0.002cm solid #000000" fo:border-bottom="0.002cm solid #000000" style:shadow="none">
        <style:tab-stops/>
        <style:background-image/>
      </style:paragraph-properties>
      <style:text-properties fo:font-size="2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align="justify" style:justify-single-word="false" fo:text-indent="0cm" style:auto-text-indent="false"/>
      <style:text-properties fo:font-style="italic"/>
    </style:style>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ackground-color="transparent" style:shadow="none">
        <style:background-image/>
      </style:paragraph-properties>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25cm" fo:margin-right="0cm" fo:text-align="start" style:justify-single-word="false" fo:text-indent="0cm" style:auto-text-indent="false"/>
      <style:text-properties fo:font-size="14pt" fo:font-style="italic"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28T08:03:45.07</meta:creation-date>
    <dc:date>2016-01-28T09:52:13.19</dc:date>
    <meta:editing-duration>PT1H48M21S</meta:editing-duration>
    <meta:editing-cycles>23</meta:editing-cycles>
    <meta:generator>OpenOffice/4.1.1$Win32 OpenOffice.org_project/411m6$Build-9775</meta:generator>
    <meta:document-statistic meta:table-count="0" meta:image-count="0" meta:object-count="0" meta:page-count="2" meta:paragraph-count="25" meta:word-count="544" meta:character-count="3392"/>
  </office:meta>
</office:document-meta>
</file>